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cc" draw:textarea-horizontal-align="justify" draw:textarea-vertical-align="middle" draw:auto-grow-height="false" fo:min-height="0.639cm" fo:min-width="1.278cm"/>
    </style:style>
    <style:style style:name="gr2" style:family="graphic" style:parent-style-name="standard">
      <style:graphic-properties draw:fill-color="#006699" draw:textarea-horizontal-align="justify" draw:textarea-vertical-align="middle" draw:auto-grow-height="false" fo:min-height="0.639cm" fo:min-width="1.278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1.278cm"/>
    </style:style>
    <style:style style:name="gr4" style:family="graphic" style:parent-style-name="standard">
      <style:graphic-properties draw:textarea-horizontal-align="justify" draw:textarea-vertical-align="middle" draw:auto-grow-height="false" fo:min-height="15.371cm" fo:min-width="13.978cm"/>
    </style:style>
    <style:style style:name="gr5" style:family="graphic" style:parent-style-name="standard">
      <style:graphic-properties draw:fill-color="#006666" draw:textarea-horizontal-align="center" draw:textarea-vertical-align="middle" draw:auto-grow-height="false" fo:min-height="1.798cm" fo:min-width="2.821cm"/>
    </style:style>
    <style:style style:name="gr6" style:family="graphic" style:parent-style-name="standard">
      <style:graphic-properties draw:fill-color="#006666" draw:textarea-horizontal-align="justify" draw:textarea-vertical-align="middle" draw:auto-grow-height="false" fo:min-height="1.798cm" fo:min-width="2.821cm"/>
    </style:style>
    <style:style style:name="gr7" style:family="graphic" style:parent-style-name="standard">
      <style:graphic-properties draw:fill-color="#006666" draw:textarea-horizontal-align="justify" draw:textarea-vertical-align="middle" draw:auto-grow-height="false" fo:min-height="1.798cm" fo:min-width="2.871cm"/>
    </style:style>
    <style:style style:name="gr8" style:family="graphic" style:parent-style-name="standard">
      <style:graphic-properties draw:fill-color="#006666" draw:textarea-horizontal-align="justify" draw:textarea-vertical-align="middle" draw:auto-grow-height="false" fo:min-height="3.904cm" fo:min-width="2.821cm"/>
    </style:style>
    <style:style style:name="gr9" style:family="graphic" style:parent-style-name="standard">
      <style:graphic-properties draw:fill-color="#006666" draw:textarea-horizontal-align="justify" draw:textarea-vertical-align="middle" draw:auto-grow-height="false" fo:min-height="3.904cm" fo:min-width="2.902cm"/>
    </style:style>
    <style:style style:name="gr10" style:family="graphic" style:parent-style-name="standard">
      <style:graphic-properties draw:fill-color="#333366" draw:textarea-horizontal-align="justify" draw:textarea-vertical-align="middle" draw:auto-grow-height="false" fo:min-height="1.401cm" fo:min-width="1.151cm"/>
    </style:style>
    <style:style style:name="gr11" style:family="graphic" style:parent-style-name="standard">
      <style:graphic-properties draw:fill-color="#00cc33" draw:textarea-horizontal-align="justify" draw:textarea-vertical-align="middle" draw:auto-grow-height="false" fo:min-height="0.391cm" fo:min-width="0.129cm"/>
    </style:style>
    <style:style style:name="gr12" style:family="graphic" style:parent-style-name="standard">
      <style:graphic-properties draw:fill-color="#333366" draw:textarea-horizontal-align="justify" draw:textarea-vertical-align="middle" draw:auto-grow-height="false" fo:min-height="6.554cm" fo:min-width="6.25cm"/>
    </style:style>
    <style:style style:name="gr13" style:family="graphic" style:parent-style-name="standard">
      <style:graphic-properties draw:fill-color="#333366" draw:textarea-horizontal-align="justify" draw:textarea-vertical-align="middle" draw:auto-grow-height="false" fo:min-height="1.401cm" fo:min-width="2.889cm"/>
    </style:style>
    <style:style style:name="gr14" style:family="graphic" style:parent-style-name="standard">
      <style:graphic-properties draw:fill-color="#00cccc" draw:textarea-vertical-align="middle" draw:auto-grow-height="false" fo:min-height="3.761cm" fo:min-width="3.122cm"/>
    </style:style>
    <style:style style:name="gr15" style:family="graphic" style:parent-style-name="standard">
      <style:graphic-properties draw:fill-color="#00cccc" draw:textarea-horizontal-align="justify" draw:textarea-vertical-align="middle" draw:auto-grow-height="false" fo:min-height="1.655cm" fo:min-width="2.821cm"/>
    </style:style>
    <style:style style:name="gr16" style:family="graphic" style:parent-style-name="standard">
      <style:graphic-properties draw:fill-color="#00cccc" draw:textarea-horizontal-align="justify" draw:textarea-vertical-align="middle" draw:auto-grow-height="false" fo:min-height="2.507cm" fo:min-width="2.902cm"/>
    </style:style>
    <style:style style:name="gr17" style:family="graphic" style:parent-style-name="standard">
      <style:graphic-properties draw:stroke="none" svg:stroke-color="#000000" draw:fill="none" draw:fill-color="#ffffff" fo:min-height="0.258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stroke="none" svg:stroke-color="#000000" draw:fill="none" draw:fill-color="#ffffff" fo:min-height="0.234cm"/>
    </style:style>
    <style:style style:name="gr20" style:family="graphic" style:parent-style-name="standard">
      <style:graphic-properties draw:stroke="none" svg:stroke-color="#000000" draw:fill="none" draw:fill-color="#ffffff" fo:min-height="0.358cm"/>
    </style:style>
    <style:style style:name="gr21" style:family="graphic" style:parent-style-name="standard">
      <style:graphic-properties draw:stroke="none" svg:stroke-color="#000000" draw:fill="none" draw:fill-color="#ffffff" fo:min-height="0.949cm"/>
    </style:style>
    <style:style style:name="gr22" style:family="graphic" style:parent-style-name="standard">
      <style:graphic-properties draw:textarea-horizontal-align="justify" draw:textarea-vertical-align="middle" draw:auto-grow-height="false" fo:min-height="0.639cm" fo:min-width="1.841cm"/>
    </style:style>
    <style:style style:name="gr23" style:family="graphic" style:parent-style-name="standard">
      <style:graphic-properties draw:fill-color="#333366" draw:textarea-horizontal-align="justify" draw:textarea-vertical-align="middle" draw:auto-grow-height="false" fo:min-height="6.554cm" fo:min-width="13.343cm"/>
    </style:style>
    <style:style style:name="gr2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svg:stroke-color="#ffffff" draw:marker-start="Square_20_45" draw:marker-start-width="0.3cm" draw:marker-end="Arrow_20_concave" draw:marker-end-width="0.3cm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004cm"/>
    </style:style>
    <style:style style:name="gr27" style:family="graphic" style:parent-style-name="standard">
      <style:graphic-properties draw:stroke="none" svg:stroke-color="#000000" draw:fill="none" draw:fill-color="#ffffff" fo:min-height="1.962cm"/>
    </style:style>
    <style:style style:name="P1" style:family="paragraph">
      <loext:graphic-properties draw:fill-color="#00cccc"/>
      <style:paragraph-properties fo:text-align="center"/>
      <style:text-properties fo:color="#000000"/>
    </style:style>
    <style:style style:name="P2" style:family="paragraph">
      <loext:graphic-properties draw:fill-color="#006699"/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fill-color="#006666"/>
      <style:paragraph-properties fo:text-align="center"/>
    </style:style>
    <style:style style:name="P6" style:family="paragraph">
      <loext:graphic-properties draw:fill-color="#333366"/>
      <style:paragraph-properties fo:text-align="center"/>
    </style:style>
    <style:style style:name="P7" style:family="paragraph">
      <loext:graphic-properties draw:fill-color="#00cc33"/>
      <style:paragraph-properties fo:text-align="center"/>
    </style:style>
    <style:style style:name="P8" style:family="paragraph">
      <loext:graphic-properties draw:fill-color="#00cccc"/>
      <style:paragraph-properties fo:text-align="center"/>
    </style:style>
    <style:style style:name="P9" style:family="paragraph">
      <style:text-properties fo:color="#ffffff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font-name="Liberation Sans" style:font-name-asian="Liberation Sans2" style:font-name-complex="Liberation Sans2"/>
    </style:style>
    <style:style style:name="T4" style:family="text">
      <style:text-properties fo:color="#ffffff"/>
    </style:style>
    <style:style style:name="T5" style:family="text">
      <style:text-properties fo:color="#ffffff"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0.889cm" svg:x="4.74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889cm" svg:x="4.34cm" svg:y="1.8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0.889cm" svg:x="3.54cm" svg:y="1.8cm">
          <text:p text:style-name="P3"><text:span text:style-name="T1">NO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.478cm" svg:height="15.621cm" svg:x="3.54cm" svg:y="2.6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21cm" svg:height="2.048cm" svg:x="3.902cm" svg:y="11.447cm">
          <text:p text:style-name="P4">HI TEMP: 80<text:span text:style-name="T2">°</text:span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321cm" svg:height="2.048cm" svg:x="7.302cm" svg:y="11.447cm">
          <text:p text:style-name="P4">LO TEMP: 60<text:span text:style-name="T2">°</text:span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71cm" svg:height="2.048cm" svg:x="10.681cm" svg:y="11.447cm">
          <text:p text:style-name="P4">HI HUMID: 75%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71cm" svg:height="2.048cm" svg:x="14.181cm" svg:y="11.447cm">
          <text:p text:style-name="P4">LO HUMID: 58%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321cm" svg:height="4.154cm" svg:x="3.902cm" svg:y="13.575cm">
          <text:p text:style-name="P4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321cm" svg:height="2.048cm" svg:x="7.302cm" svg:y="13.548cm">
          <text:p text:style-name="P4">HI MOIST: 8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321cm" svg:height="2.048cm" svg:x="7.302cm" svg:y="15.647cm">
          <text:p text:style-name="P4">LO MOIST: 3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402cm" svg:height="4.154cm" svg:x="10.679cm" svg:y="13.538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321cm" svg:height="2.048cm" svg:x="14.189cm" svg:y="13.548cm">
          <text:p text:style-name="P4">HI DENSITY: 9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321cm" svg:height="2.048cm" svg:x="14.202cm" svg:y="15.647cm">
          <text:p text:style-name="P4">DATE/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651cm" svg:height="1.651cm" svg:x="3.9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889cm" svg:height="0.905cm" svg:x="4.275cm" svg:y="3.378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6.75cm" svg:height="6.804cm" svg:x="3.902cm" svg:y="4.575cm">
          <text:p text:style-name="P4">TEMP: 72 <text:span text:style-name="T2">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651cm" svg:height="1.651cm" svg:x="5.621cm" svg:y="2.8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651cm" svg:height="1.651cm" svg:x="7.321cm" svg:y="2.8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651cm" svg:height="1.651cm" svg:x="9.021cm" svg:y="2.8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651cm" svg:height="1.651cm" svg:x="10.721cm" svg:y="2.8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651cm" svg:height="1.651cm" svg:x="12.421cm" svg:y="2.8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389cm" svg:height="1.651cm" svg:x="14.121cm" svg:y="2.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621cm" svg:height="4.01cm" svg:x="5.591cm" svg:y="6.164cm">
          <text:p/>
          <draw:enhanced-geometry svg:viewBox="0 0 21600 21600" draw:text-areas="0 0 21600 21600" draw:type="circular-arrow" draw:modifiers="135.0095811053 2.785539657836 9236.375397008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6" draw:layer="layout" svg:width="6.75cm" svg:height="6.804cm" svg:x="10.652cm" svg:y="4.575cm">
          <text:p text:style-name="P4">HUMID 64<text:span text:style-name="T2">%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621cm" svg:height="4.01cm" svg:x="12.316cm" svg:y="6.165cm">
          <text:p/>
          <draw:enhanced-geometry svg:viewBox="0 0 21600 21600" draw:text-areas="0 0 21600 21600" draw:type="circular-arrow" draw:modifiers="135.0095811053 2.785539657836 9236.375397008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8" draw:layer="layout" svg:width="3.321cm" svg:height="1.905cm" svg:x="3.902cm" svg:y="15.824cm">
          <text:p text:style-name="P4"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3.402cm" svg:height="2.757cm" svg:x="10.679cm" svg:y="14.93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3.048cm" svg:height="0.725cm" svg:x="4.048cm" svg:y="13.665cm">
          <draw:text-box>
            <text:p text:style-name="P9"><text:span text:style-name="T4">MOIST: 400</text:span></text:p>
          </draw:text-box>
        </draw:frame>
        <draw:frame draw:style-name="gr17" draw:text-style-name="P10" draw:layer="layout" svg:width="3.048cm" svg:height="0.725cm" svg:x="10.748cm" svg:y="13.666cm">
          <draw:text-box>
            <text:p text:style-name="P9"><text:span text:style-name="T4">DENS: 600</text:span></text:p>
          </draw:text-box>
        </draw:frame>
        <draw:frame draw:style-name="gr18" draw:text-style-name="P10" draw:layer="layout" svg:width="1.778cm" svg:height="0.725cm" svg:x="3.948cm" svg:y="2.766cm">
          <draw:text-box>
            <text:p text:style-name="P9"><text:span text:style-name="T4">TEMP</text:span></text:p>
          </draw:text-box>
        </draw:frame>
        <draw:custom-shape draw:style-name="gr11" draw:text-style-name="P7" draw:layer="layout" svg:width="0.889cm" svg:height="0.905cm" svg:x="5.9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0" draw:layer="layout" svg:width="1.981cm" svg:height="0.725cm" svg:x="5.545cm" svg:y="2.767cm">
          <draw:text-box>
            <text:p text:style-name="P9"><text:span text:style-name="T4">HUMID</text:span></text:p>
          </draw:text-box>
        </draw:frame>
        <draw:custom-shape draw:style-name="gr11" draw:text-style-name="P7" draw:layer="layout" svg:width="0.889cm" svg:height="0.905cm" svg:x="7.6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0" draw:layer="layout" svg:width="1.981cm" svg:height="0.725cm" svg:x="8.946cm" svg:y="2.768cm">
          <draw:text-box>
            <text:p text:style-name="P9"><text:span text:style-name="T4">MOIST</text:span></text:p>
          </draw:text-box>
        </draw:frame>
        <draw:custom-shape draw:style-name="gr11" draw:text-style-name="P7" draw:layer="layout" svg:width="0.889cm" svg:height="0.905cm" svg:x="9.3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0" draw:layer="layout" svg:width="1.981cm" svg:height="0.725cm" svg:x="7.147cm" svg:y="2.769cm">
          <draw:text-box>
            <text:p text:style-name="P9"><text:span text:style-name="T4">ATMOS</text:span></text:p>
          </draw:text-box>
        </draw:frame>
        <draw:custom-shape draw:style-name="gr11" draw:text-style-name="P7" draw:layer="layout" svg:width="0.889cm" svg:height="0.905cm" svg:x="11.0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0" draw:layer="layout" svg:width="1.402cm" svg:height="0.725cm" svg:x="10.847cm" svg:y="2.769cm">
          <draw:text-box>
            <text:p text:style-name="P9"><text:span text:style-name="T4">FAN</text:span></text:p>
          </draw:text-box>
        </draw:frame>
        <draw:custom-shape draw:style-name="gr11" draw:text-style-name="P7" draw:layer="layout" svg:width="0.889cm" svg:height="0.905cm" svg:x="12.7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1.861cm" svg:height="0.725cm" svg:x="12.347cm" svg:y="2.77cm">
          <draw:text-box>
            <text:p text:style-name="P9"><text:span text:style-name="T4">LIGHT</text:span></text:p>
          </draw:text-box>
        </draw:frame>
        <draw:custom-shape draw:style-name="gr11" draw:text-style-name="P7" draw:layer="layout" svg:width="0.889cm" svg:height="0.905cm" svg:x="15.1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0" draw:layer="layout" svg:width="2.127cm" svg:height="1.199cm" svg:x="14.648cm" svg:y="2.771cm">
          <draw:text-box>
            <text:p text:style-name="P9"><text:span text:style-name="T4">SMOKE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.778cm" svg:height="0.889cm" svg:x="5.491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889cm" svg:x="3.612cm" svg:y="1.7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341cm" svg:height="0.889cm" svg:x="4.312cm" svg:y="1.729cm">
          <text:p text:style-name="P3"><text:span text:style-name="T1">HISTORY 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.478cm" svg:height="15.621cm" svg:x="3.54cm" svg:y="2.52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3.843cm" svg:height="6.804cm" svg:x="3.794cm" svg:y="3.213cm">
          <text:p text:style-name="P4"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3.843cm" svg:height="6.804cm" svg:x="3.794cm" svg:y="10.398cm">
          <text:p text:style-name="P4"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7.493cm" svg:height="0.725cm" svg:x="6.715cm" svg:y="3.323cm">
          <draw:text-box>
            <text:p text:style-name="P9"><text:span text:style-name="T4">TEMPERATURE <text:s/>HISTORY CHART</text:span></text:p>
          </draw:text-box>
        </draw:frame>
        <draw:frame draw:style-name="gr21" draw:text-style-name="P10" draw:layer="layout" svg:width="6.604cm" svg:height="1.199cm" svg:x="6.969cm" svg:y="10.525cm">
          <draw:text-box>
            <text:p text:style-name="P9"><text:span text:style-name="T4">HUMIDITY <text:s/>HISTORY CHART</text:span></text:p>
          </draw:text-box>
        </draw:frame>
        <draw:line draw:style-name="gr24" draw:text-style-name="P11" draw:layer="layout" svg:x1="4.556cm" svg:y1="9.382cm" svg:x2="4.556cm" svg:y2="4.175cm">
          <text:p/>
        </draw:line>
        <draw:line draw:style-name="gr24" draw:text-style-name="P11" draw:layer="layout" svg:x1="4.556cm" svg:y1="9.509cm" svg:x2="16.367cm" svg:y2="9.509cm">
          <text:p/>
        </draw:line>
        <draw:line draw:style-name="gr25" draw:text-style-name="P4" draw:layer="layout" svg:x1="4.937cm" svg:y1="9.255cm" svg:x2="6.461cm" svg:y2="8.366cm">
          <text:p/>
        </draw:line>
        <draw:line draw:style-name="gr24" draw:text-style-name="P11" draw:layer="layout" svg:x1="4.557cm" svg:y1="16.682cm" svg:x2="4.557cm" svg:y2="11.475cm">
          <text:p/>
        </draw:line>
        <draw:line draw:style-name="gr24" draw:text-style-name="P11" draw:layer="layout" svg:x1="4.557cm" svg:y1="16.809cm" svg:x2="16.368cm" svg:y2="16.809cm">
          <text:p/>
        </draw:line>
        <draw:line draw:style-name="gr25" draw:text-style-name="P4" draw:layer="layout" svg:x1="6.461cm" svg:y1="8.366cm" svg:x2="8.366cm" svg:y2="8.239cm">
          <text:p/>
        </draw:line>
        <draw:line draw:style-name="gr25" draw:text-style-name="P4" draw:layer="layout" svg:x1="8.239cm" svg:y1="8.239cm" svg:x2="10.271cm" svg:y2="8.239cm">
          <text:p/>
        </draw:line>
        <draw:line draw:style-name="gr25" draw:text-style-name="P4" draw:layer="layout" svg:x1="4.937cm" svg:y1="16.608cm" svg:x2="6.461cm" svg:y2="15.719cm">
          <text:p/>
        </draw:line>
        <draw:line draw:style-name="gr25" draw:text-style-name="P4" draw:layer="layout" svg:x1="6.461cm" svg:y1="15.719cm" svg:x2="8.366cm" svg:y2="15.592cm">
          <text:p/>
        </draw:line>
        <draw:line draw:style-name="gr25" draw:text-style-name="P4" draw:layer="layout" svg:x1="8.239cm" svg:y1="15.592cm" svg:x2="10.271cm" svg:y2="15.592cm">
          <text:p/>
        </draw:line>
        <draw:frame draw:style-name="gr26" draw:text-style-name="P10" draw:layer="layout" svg:width="2.667cm" svg:height="0.725cm" svg:x="9.139cm" svg:y="9.436cm">
          <draw:text-box>
            <text:p text:style-name="P9"><text:span text:style-name="T4">DAYS</text:span></text:p>
          </draw:text-box>
        </draw:frame>
        <draw:frame draw:style-name="gr26" draw:text-style-name="P10" draw:layer="layout" svg:width="2.667cm" svg:height="0.725cm" svg:x="9.14cm" svg:y="16.637cm">
          <draw:text-box>
            <text:p text:style-name="P9"><text:span text:style-name="T4">DAYS</text:span></text:p>
          </draw:text-box>
        </draw:frame>
        <draw:frame draw:style-name="gr27" draw:text-style-name="P10" draw:layer="layout" svg:width="0.749cm" svg:height="3.569cm" svg:x="3.808cm" svg:y="5.392cm">
          <draw:text-box>
            <text:p text:style-name="P9"><text:span text:style-name="T4">TEMP</text:span></text:p>
            <text:p text:style-name="P9"><text:span text:style-name="T4"/></text:p>
            <text:p text:style-name="P9"><text:span text:style-name="T5">°</text:span></text:p>
            <text:p text:style-name="P9"><text:span text:style-name="T5">F</text:span></text:p>
          </draw:text-box>
        </draw:frame>
        <draw:frame draw:style-name="gr27" draw:text-style-name="P10" draw:layer="layout" svg:width="0.749cm" svg:height="4.991cm" svg:x="3.808cm" svg:y="11.192cm">
          <draw:text-box>
            <text:p text:style-name="P9"><text:span text:style-name="T4">HUMIDITY %</text:span></text:p>
          </draw:text-box>
        </draw:frame>
        <draw:frame draw:style-name="gr18" draw:text-style-name="P10" draw:layer="layout" svg:width="0.751cm" svg:height="0.725cm" svg:x="4.442cm" svg:y="9.439cm">
          <draw:text-box>
            <text:p text:style-name="P9"><text:span text:style-name="T4">0</text:span></text:p>
          </draw:text-box>
        </draw:frame>
        <draw:frame draw:style-name="gr18" draw:text-style-name="P10" draw:layer="layout" svg:width="0.751cm" svg:height="0.725cm" svg:x="4.442cm" svg:y="16.639cm">
          <draw:text-box>
            <text:p text:style-name="P9"><text:span text:style-name="T4">0</text:span></text:p>
          </draw:text-box>
        </draw:frame>
        <draw:frame draw:style-name="gr21" draw:text-style-name="P10" draw:layer="layout" svg:width="1.087cm" svg:height="1.199cm" svg:x="15.607cm" svg:y="16.64cm">
          <draw:text-box>
            <text:p text:style-name="P9"><text:span text:style-name="T4">30</text:span></text:p>
          </draw:text-box>
        </draw:frame>
        <draw:frame draw:style-name="gr21" draw:text-style-name="P10" draw:layer="layout" svg:width="1.087cm" svg:height="1.199cm" svg:x="15.607cm" svg:y="9.44cm">
          <draw:text-box>
            <text:p text:style-name="P9"><text:span text:style-name="T4">30</text:span></text:p>
          </draw:text-box>
        </draw:frame>
      </draw:page>
      <draw:page draw:name="page3" draw:style-name="dp1" draw:master-page-name="Default">
        <draw:custom-shape draw:style-name="gr2" draw:text-style-name="P2" draw:layer="layout" svg:width="1.778cm" svg:height="0.889cm" svg:x="3.612cm" svg:y="1.7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0.889cm" svg:x="4.291cm" svg:y="1.7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341cm" svg:height="0.889cm" svg:x="4.912cm" svg:y="1.728cm">
          <text:p text:style-name="P3"><text:span text:style-name="T1">HISTORY 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.478cm" svg:height="15.621cm" svg:x="3.54cm" svg:y="2.52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3.843cm" svg:height="6.804cm" svg:x="3.794cm" svg:y="3.2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3.843cm" svg:height="6.804cm" svg:x="3.794cm" svg:y="10.397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7.493cm" svg:height="0.725cm" svg:x="6.715cm" svg:y="3.322cm">
          <draw:text-box>
            <text:p text:style-name="P9"><text:span text:style-name="T4">SOIL MOISTURE <text:s/>HISTORY CHART</text:span></text:p>
          </draw:text-box>
        </draw:frame>
        <draw:frame draw:style-name="gr21" draw:text-style-name="P10" draw:layer="layout" svg:width="7.112cm" svg:height="1.199cm" svg:x="6.969cm" svg:y="10.524cm">
          <draw:text-box>
            <text:p text:style-name="P9"><text:span text:style-name="T4">AIR DENSITY <text:s/>HISTORY CHART</text:span></text:p>
          </draw:text-box>
        </draw:frame>
        <draw:line draw:style-name="gr24" draw:text-style-name="P11" draw:layer="layout" svg:x1="4.556cm" svg:y1="9.381cm" svg:x2="4.556cm" svg:y2="4.174cm">
          <text:p/>
        </draw:line>
        <draw:line draw:style-name="gr24" draw:text-style-name="P11" draw:layer="layout" svg:x1="4.556cm" svg:y1="9.508cm" svg:x2="16.367cm" svg:y2="9.508cm">
          <text:p/>
        </draw:line>
        <draw:line draw:style-name="gr25" draw:text-style-name="P4" draw:layer="layout" svg:x1="4.937cm" svg:y1="9.254cm" svg:x2="6.461cm" svg:y2="8.365cm">
          <text:p/>
        </draw:line>
        <draw:line draw:style-name="gr24" draw:text-style-name="P11" draw:layer="layout" svg:x1="4.557cm" svg:y1="16.681cm" svg:x2="4.557cm" svg:y2="11.474cm">
          <text:p/>
        </draw:line>
        <draw:line draw:style-name="gr24" draw:text-style-name="P11" draw:layer="layout" svg:x1="4.557cm" svg:y1="16.808cm" svg:x2="16.368cm" svg:y2="16.808cm">
          <text:p/>
        </draw:line>
        <draw:line draw:style-name="gr25" draw:text-style-name="P4" draw:layer="layout" svg:x1="6.461cm" svg:y1="8.365cm" svg:x2="8.366cm" svg:y2="8.238cm">
          <text:p/>
        </draw:line>
        <draw:line draw:style-name="gr25" draw:text-style-name="P4" draw:layer="layout" svg:x1="8.239cm" svg:y1="8.238cm" svg:x2="10.271cm" svg:y2="8.238cm">
          <text:p/>
        </draw:line>
        <draw:line draw:style-name="gr25" draw:text-style-name="P4" draw:layer="layout" svg:x1="4.937cm" svg:y1="16.607cm" svg:x2="6.461cm" svg:y2="15.718cm">
          <text:p/>
        </draw:line>
        <draw:line draw:style-name="gr25" draw:text-style-name="P4" draw:layer="layout" svg:x1="6.461cm" svg:y1="15.718cm" svg:x2="8.366cm" svg:y2="15.591cm">
          <text:p/>
        </draw:line>
        <draw:line draw:style-name="gr25" draw:text-style-name="P4" draw:layer="layout" svg:x1="8.239cm" svg:y1="15.591cm" svg:x2="10.271cm" svg:y2="15.591cm">
          <text:p/>
        </draw:line>
        <draw:frame draw:style-name="gr26" draw:text-style-name="P10" draw:layer="layout" svg:width="2.667cm" svg:height="0.725cm" svg:x="9.14cm" svg:y="9.437cm">
          <draw:text-box>
            <text:p text:style-name="P9"><text:span text:style-name="T4">DAYS</text:span></text:p>
          </draw:text-box>
        </draw:frame>
        <draw:frame draw:style-name="gr26" draw:text-style-name="P10" draw:layer="layout" svg:width="2.667cm" svg:height="0.725cm" svg:x="9.14cm" svg:y="16.637cm">
          <draw:text-box>
            <text:p text:style-name="P9"><text:span text:style-name="T4">DAYS</text:span></text:p>
          </draw:text-box>
        </draw:frame>
        <draw:frame draw:style-name="gr18" draw:text-style-name="P10" draw:layer="layout" svg:width="0.751cm" svg:height="0.725cm" svg:x="4.44cm" svg:y="9.437cm">
          <draw:text-box>
            <text:p text:style-name="P9"><text:span text:style-name="T4">0</text:span></text:p>
          </draw:text-box>
        </draw:frame>
        <draw:frame draw:style-name="gr21" draw:text-style-name="P10" draw:layer="layout" svg:width="1.087cm" svg:height="1.199cm" svg:x="15.605cm" svg:y="9.438cm">
          <draw:text-box>
            <text:p text:style-name="P9"><text:span text:style-name="T4">30</text:span></text:p>
          </draw:text-box>
        </draw:frame>
        <draw:frame draw:style-name="gr18" draw:text-style-name="P10" draw:layer="layout" svg:width="0.751cm" svg:height="0.725cm" svg:x="4.441cm" svg:y="9.438cm">
          <draw:text-box>
            <text:p text:style-name="P9"><text:span text:style-name="T4">0</text:span></text:p>
          </draw:text-box>
        </draw:frame>
        <draw:frame draw:style-name="gr18" draw:text-style-name="P10" draw:layer="layout" svg:width="0.751cm" svg:height="0.725cm" svg:x="4.441cm" svg:y="9.438cm">
          <draw:text-box>
            <text:p text:style-name="P9"><text:span text:style-name="T4">0</text:span></text:p>
          </draw:text-box>
        </draw:frame>
        <draw:frame draw:style-name="gr18" draw:text-style-name="P10" draw:layer="layout" svg:width="0.751cm" svg:height="0.725cm" svg:x="4.442cm" svg:y="16.639cm">
          <draw:text-box>
            <text:p text:style-name="P9"><text:span text:style-name="T4">0</text:span></text:p>
          </draw:text-box>
        </draw:frame>
        <draw:frame draw:style-name="gr21" draw:text-style-name="P10" draw:layer="layout" svg:width="1.087cm" svg:height="1.199cm" svg:x="15.606cm" svg:y="16.639cm">
          <draw:text-box>
            <text:p text:style-name="P9"><text:span text:style-name="T4">30</text:span></text:p>
          </draw:text-box>
        </draw:frame>
        <draw:frame draw:style-name="gr27" draw:text-style-name="P10" draw:layer="layout" svg:width="0.749cm" svg:height="6.413cm" svg:x="3.807cm" svg:y="3.392cm">
          <draw:text-box>
            <text:p text:style-name="P9"><text:span text:style-name="T4">SOIL <text:s/>MOISTURE</text:span></text:p>
          </draw:text-box>
        </draw:frame>
        <draw:frame draw:style-name="gr27" draw:text-style-name="P10" draw:layer="layout" svg:width="0.749cm" svg:height="5.465cm" svg:x="3.808cm" svg:y="10.992cm">
          <draw:text-box>
            <text:p text:style-name="P9"><text:span text:style-name="T4">AIR DENS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ffff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4:10:30.981582012</meta:creation-date>
    <dc:date>2019-03-06T15:53:06.542312855</dc:date>
    <meta:editing-duration>PT1H10M11S</meta:editing-duration>
    <meta:editing-cycles>20</meta:editing-cycles>
    <meta:generator>LibreOffice/5.2.7.2$Linux_ARM_EABI LibreOffice_project/20m0$Build-2</meta:generator>
    <meta:document-statistic meta:object-count="97"/>
  </office:meta>
</office:document-meta>
</file>